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09in"/>
    </style:style>
    <style:style style:name="co3" style:family="table-column">
      <style:table-column-properties fo:break-before="auto" style:column-width="1.2638in"/>
    </style:style>
    <style:style style:name="co4" style:family="table-column">
      <style:table-column-properties fo:break-before="auto" style:column-width="1.2945in"/>
    </style:style>
    <style:style style:name="co5" style:family="table-column">
      <style:table-column-properties fo:break-before="auto" style:column-width="0.9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ifference in temperature" table:style-name="ta1">
        <table:shapes>
          <draw:frame draw:z-index="0" draw:style-name="gr1" draw:text-style-name="P1" svg:width="4.724in" svg:height="3.222in" svg:x="8.8358in" svg:y="0.778in">
            <draw:object draw:notify-on-update-of-ranges="'difference in temperature'.B8:'difference in temperature'.B57 'difference in temperature'.C8:'difference in temperature'.C5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xfinal</text:p>
          </table:table-cell>
          <table:table-cell office:value-type="float" office:value="2.4" calcext:value-type="float">
            <text:p>2.4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xinit</text:p>
          </table:table-cell>
          <table:table-cell office:value-type="float" office:value="0.15" calcext:value-type="float">
            <text:p>0.1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temp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0.0000001" calcext:value-type="float">
            <text:p>0.00000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difference as log</text:p>
          </table:table-cell>
          <table:table-cell table:style-name="ce2" office:value-type="string" calcext:value-type="string">
            <text:p>difference as e^x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table:formula="of:=xinit" office:value-type="float" office:value="0.15" calcext:value-type="float">
            <text:p>0.150</text:p>
          </table:table-cell>
          <table:table-cell table:style-name="ce3" office:value-type="float" office:value="0.15" calcext:value-type="float">
            <text:p>0.1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table:formula="of:=[.C8]+(xfinal-xinit)*LOG([.B9])/LOG(FACT(ntemp))" office:value-type="float" office:value="0.160503802611515" calcext:value-type="float">
            <text:p>0.161</text:p>
          </table:table-cell>
          <table:table-cell table:style-name="ce3" table:formula="of:=[.D8]+(xfinal-xinit)*EXP(const*[.B9])*(1-EXP(-1*const))/(EXP(const*ntemp)-EXP(const))" office:value-type="float" office:value="0.195918257119957" calcext:value-type="float">
            <text:p>0.1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table:formula="of:=[.C9]+(xfinal-xinit)*LOG([.B10])/LOG(FACT(ntemp))" office:value-type="float" office:value="0.177151935865742" calcext:value-type="float">
            <text:p>0.177</text:p>
          </table:table-cell>
          <table:table-cell table:style-name="ce3" table:formula="of:=[.D9]+(xfinal-xinit)*EXP(const*[.B10])*(1-EXP(-1*const))/(EXP(const*ntemp)-EXP(const))" office:value-type="float" office:value="0.24183651883174" calcext:value-type="float">
            <text:p>0.24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table:formula="of:=[.C10]+(xfinal-xinit)*LOG([.B11])/LOG(FACT(ntemp))" office:value-type="float" office:value="0.198159541088771" calcext:value-type="float">
            <text:p>0.198</text:p>
          </table:table-cell>
          <table:table-cell table:style-name="ce3" table:formula="of:=[.D10]+(xfinal-xinit)*EXP(const*[.B11])*(1-EXP(-1*const))/(EXP(const*ntemp)-EXP(const))" office:value-type="float" office:value="0.287754785135349" calcext:value-type="float">
            <text:p>0.2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table:formula="of:=[.C11]+(xfinal-xinit)*LOG([.B12])/LOG(FACT(ntemp))" office:value-type="float" office:value="0.222548615475598" calcext:value-type="float">
            <text:p>0.223</text:p>
          </table:table-cell>
          <table:table-cell table:style-name="ce3" table:formula="of:=[.D11]+(xfinal-xinit)*EXP(const*[.B12])*(1-EXP(-1*const))/(EXP(const*ntemp)-EXP(const))" office:value-type="float" office:value="0.333673056030785" calcext:value-type="float">
            <text:p>0.33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table:formula="of:=[.C12]+(xfinal-xinit)*LOG([.B13])/LOG(FACT(ntemp))" office:value-type="float" office:value="0.24970055134134" calcext:value-type="float">
            <text:p>0.250</text:p>
          </table:table-cell>
          <table:table-cell table:style-name="ce3" table:formula="of:=[.D12]+(xfinal-xinit)*EXP(const*[.B13])*(1-EXP(-1*const))/(EXP(const*ntemp)-EXP(const))" office:value-type="float" office:value="0.379591331518049" calcext:value-type="float">
            <text:p>0.3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table:formula="of:=[.C13]+(xfinal-xinit)*LOG([.B14])/LOG(FACT(ntemp))" office:value-type="float" office:value="0.279188453303097" calcext:value-type="float">
            <text:p>0.279</text:p>
          </table:table-cell>
          <table:table-cell table:style-name="ce3" table:formula="of:=[.D13]+(xfinal-xinit)*EXP(const*[.B14])*(1-EXP(-1*const))/(EXP(const*ntemp)-EXP(const))" office:value-type="float" office:value="0.42550961159714" calcext:value-type="float">
            <text:p>0.42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table:formula="of:=[.C14]+(xfinal-xinit)*LOG([.B15])/LOG(FACT(ntemp))" office:value-type="float" office:value="0.31069986113764" calcext:value-type="float">
            <text:p>0.311</text:p>
          </table:table-cell>
          <table:table-cell table:style-name="ce3" table:formula="of:=[.D14]+(xfinal-xinit)*EXP(const*[.B15])*(1-EXP(-1*const))/(EXP(const*ntemp)-EXP(const))" office:value-type="float" office:value="0.47142789626806" calcext:value-type="float">
            <text:p>0.47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table:formula="of:=[.C15]+(xfinal-xinit)*LOG([.B16])/LOG(FACT(ntemp))" office:value-type="float" office:value="0.343996127646095" calcext:value-type="float">
            <text:p>0.344</text:p>
          </table:table-cell>
          <table:table-cell table:style-name="ce3" table:formula="of:=[.D15]+(xfinal-xinit)*EXP(const*[.B16])*(1-EXP(-1*const))/(EXP(const*ntemp)-EXP(const))" office:value-type="float" office:value="0.517346185530808" calcext:value-type="float">
            <text:p>0.51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table:formula="of:=[.C16]+(xfinal-xinit)*LOG([.B17])/LOG(FACT(ntemp))" office:value-type="float" office:value="0.378889004644436" calcext:value-type="float">
            <text:p>0.379</text:p>
          </table:table-cell>
          <table:table-cell table:style-name="ce3" table:formula="of:=[.D16]+(xfinal-xinit)*EXP(const*[.B17])*(1-EXP(-1*const))/(EXP(const*ntemp)-EXP(const))" office:value-type="float" office:value="0.563264479385385" calcext:value-type="float">
            <text:p>0.56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" table:formula="of:=[.C17]+(xfinal-xinit)*LOG([.B18])/LOG(FACT(ntemp))" office:value-type="float" office:value="0.415226191514635" calcext:value-type="float">
            <text:p>0.415</text:p>
          </table:table-cell>
          <table:table-cell table:style-name="ce3" table:formula="of:=[.D17]+(xfinal-xinit)*EXP(const*[.B18])*(1-EXP(-1*const))/(EXP(const*ntemp)-EXP(const))" office:value-type="float" office:value="0.609182777831793" calcext:value-type="float">
            <text:p>0.6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3" table:formula="of:=[.C18]+(xfinal-xinit)*LOG([.B19])/LOG(FACT(ntemp))" office:value-type="float" office:value="0.452881929991891" calcext:value-type="float">
            <text:p>0.453</text:p>
          </table:table-cell>
          <table:table-cell table:style-name="ce3" table:formula="of:=[.D18]+(xfinal-xinit)*EXP(const*[.B19])*(1-EXP(-1*const))/(EXP(const*ntemp)-EXP(const))" office:value-type="float" office:value="0.65510108087003" calcext:value-type="float">
            <text:p>0.6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" table:formula="of:=[.C19]+(xfinal-xinit)*LOG([.B20])/LOG(FACT(ntemp))" office:value-type="float" office:value="0.491750618367054" calcext:value-type="float">
            <text:p>0.492</text:p>
          </table:table-cell>
          <table:table-cell table:style-name="ce3" table:formula="of:=[.D19]+(xfinal-xinit)*EXP(const*[.B20])*(1-EXP(-1*const))/(EXP(const*ntemp)-EXP(const))" office:value-type="float" office:value="0.701019388500097" calcext:value-type="float">
            <text:p>0.7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3" table:formula="of:=[.C20]+(xfinal-xinit)*LOG([.B21])/LOG(FACT(ntemp))" office:value-type="float" office:value="0.531742322940325" calcext:value-type="float">
            <text:p>0.532</text:p>
          </table:table-cell>
          <table:table-cell table:style-name="ce3" table:formula="of:=[.D20]+(xfinal-xinit)*EXP(const*[.B21])*(1-EXP(-1*const))/(EXP(const*ntemp)-EXP(const))" office:value-type="float" office:value="0.746937700721996" calcext:value-type="float">
            <text:p>0.7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" table:formula="of:=[.C21]+(xfinal-xinit)*LOG([.B22])/LOG(FACT(ntemp))" office:value-type="float" office:value="0.572779530581379" calcext:value-type="float">
            <text:p>0.573</text:p>
          </table:table-cell>
          <table:table-cell table:style-name="ce3" table:formula="of:=[.D21]+(xfinal-xinit)*EXP(const*[.B22])*(1-EXP(-1*const))/(EXP(const*ntemp)-EXP(const))" office:value-type="float" office:value="0.792856017535726" calcext:value-type="float">
            <text:p>0.79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" table:formula="of:=[.C22]+(xfinal-xinit)*LOG([.B23])/LOG(FACT(ntemp))" office:value-type="float" office:value="0.614794741027437" calcext:value-type="float">
            <text:p>0.615</text:p>
          </table:table-cell>
          <table:table-cell table:style-name="ce3" table:formula="of:=[.D22]+(xfinal-xinit)*EXP(const*[.B23])*(1-EXP(-1*const))/(EXP(const*ntemp)-EXP(const))" office:value-type="float" office:value="0.838774338941288" calcext:value-type="float">
            <text:p>0.83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3" table:formula="of:=[.C23]+(xfinal-xinit)*LOG([.B24])/LOG(FACT(ntemp))" office:value-type="float" office:value="0.657728643893831" calcext:value-type="float">
            <text:p>0.658</text:p>
          </table:table-cell>
          <table:table-cell table:style-name="ce3" table:formula="of:=[.D23]+(xfinal-xinit)*EXP(const*[.B24])*(1-EXP(-1*const))/(EXP(const*ntemp)-EXP(const))" office:value-type="float" office:value="0.884692664938682" calcext:value-type="float">
            <text:p>0.88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3" table:formula="of:=[.C24]+(xfinal-xinit)*LOG([.B25])/LOG(FACT(ntemp))" office:value-type="float" office:value="0.7015287130138" calcext:value-type="float">
            <text:p>0.702</text:p>
          </table:table-cell>
          <table:table-cell table:style-name="ce3" table:formula="of:=[.D24]+(xfinal-xinit)*EXP(const*[.B25])*(1-EXP(-1*const))/(EXP(const*ntemp)-EXP(const))" office:value-type="float" office:value="0.930610995527909" calcext:value-type="float">
            <text:p>0.93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3" table:formula="of:=[.C25]+(xfinal-xinit)*LOG([.B26])/LOG(FACT(ntemp))" office:value-type="float" office:value="0.746148105123033" calcext:value-type="float">
            <text:p>0.746</text:p>
          </table:table-cell>
          <table:table-cell table:style-name="ce3" table:formula="of:=[.D25]+(xfinal-xinit)*EXP(const*[.B26])*(1-EXP(-1*const))/(EXP(const*ntemp)-EXP(const))" office:value-type="float" office:value="0.97652933070897" calcext:value-type="float">
            <text:p>0.97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" table:formula="of:=[.C26]+(xfinal-xinit)*LOG([.B27])/LOG(FACT(ntemp))" office:value-type="float" office:value="0.791544784732889" calcext:value-type="float">
            <text:p>0.792</text:p>
          </table:table-cell>
          <table:table-cell table:style-name="ce3" table:formula="of:=[.D26]+(xfinal-xinit)*EXP(const*[.B27])*(1-EXP(-1*const))/(EXP(const*ntemp)-EXP(const))" office:value-type="float" office:value="1.02244767048186" calcext:value-type="float">
            <text:p>1.0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3" table:formula="of:=[.C27]+(xfinal-xinit)*LOG([.B28])/LOG(FACT(ntemp))" office:value-type="float" office:value="0.837680819948873" calcext:value-type="float">
            <text:p>0.838</text:p>
          </table:table-cell>
          <table:table-cell table:style-name="ce3" table:formula="of:=[.D27]+(xfinal-xinit)*EXP(const*[.B28])*(1-EXP(-1*const))/(EXP(const*ntemp)-EXP(const))" office:value-type="float" office:value="1.06836601484659" calcext:value-type="float">
            <text:p>1.0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3" table:formula="of:=[.C28]+(xfinal-xinit)*LOG([.B29])/LOG(FACT(ntemp))" office:value-type="float" office:value="0.884521809430586" calcext:value-type="float">
            <text:p>0.885</text:p>
          </table:table-cell>
          <table:table-cell table:style-name="ce3" table:formula="of:=[.D28]+(xfinal-xinit)*EXP(const*[.B29])*(1-EXP(-1*const))/(EXP(const*ntemp)-EXP(const))" office:value-type="float" office:value="1.11428436380316" calcext:value-type="float">
            <text:p>1.1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3" table:formula="of:=[.C29]+(xfinal-xinit)*LOG([.B30])/LOG(FACT(ntemp))" office:value-type="float" office:value="0.932036411317966" calcext:value-type="float">
            <text:p>0.932</text:p>
          </table:table-cell>
          <table:table-cell table:style-name="ce3" table:formula="of:=[.D29]+(xfinal-xinit)*EXP(const*[.B30])*(1-EXP(-1*const))/(EXP(const*ntemp)-EXP(const))" office:value-type="float" office:value="1.16020271735155" calcext:value-type="float">
            <text:p>1.1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3" table:formula="of:=[.C30]+(xfinal-xinit)*LOG([.B31])/LOG(FACT(ntemp))" office:value-type="float" office:value="0.980195952406737" calcext:value-type="float">
            <text:p>0.980</text:p>
          </table:table-cell>
          <table:table-cell table:style-name="ce3" table:formula="of:=[.D30]+(xfinal-xinit)*EXP(const*[.B31])*(1-EXP(-1*const))/(EXP(const*ntemp)-EXP(const))" office:value-type="float" office:value="1.20612107549179" calcext:value-type="float">
            <text:p>1.2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3" table:formula="of:=[.C31]+(xfinal-xinit)*LOG([.B32])/LOG(FACT(ntemp))" office:value-type="float" office:value="1.02897410118039" calcext:value-type="float">
            <text:p>1.029</text:p>
          </table:table-cell>
          <table:table-cell table:style-name="ce3" table:formula="of:=[.D31]+(xfinal-xinit)*EXP(const*[.B32])*(1-EXP(-1*const))/(EXP(const*ntemp)-EXP(const))" office:value-type="float" office:value="1.25203943822386" calcext:value-type="float">
            <text:p>1.2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3" table:formula="of:=[.C32]+(xfinal-xinit)*LOG([.B33])/LOG(FACT(ntemp))" office:value-type="float" office:value="1.07834659216707" calcext:value-type="float">
            <text:p>1.078</text:p>
          </table:table-cell>
          <table:table-cell table:style-name="ce3" table:formula="of:=[.D32]+(xfinal-xinit)*EXP(const*[.B33])*(1-EXP(-1*const))/(EXP(const*ntemp)-EXP(const))" office:value-type="float" office:value="1.29795780554776" calcext:value-type="float">
            <text:p>1.29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3" table:formula="of:=[.C33]+(xfinal-xinit)*LOG([.B34])/LOG(FACT(ntemp))" office:value-type="float" office:value="1.12829099192975" calcext:value-type="float">
            <text:p>1.128</text:p>
          </table:table-cell>
          <table:table-cell table:style-name="ce3" table:formula="of:=[.D33]+(xfinal-xinit)*EXP(const*[.B34])*(1-EXP(-1*const))/(EXP(const*ntemp)-EXP(const))" office:value-type="float" office:value="1.34387617746351" calcext:value-type="float">
            <text:p>1.3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3" table:formula="of:=[.C34]+(xfinal-xinit)*LOG([.B35])/LOG(FACT(ntemp))" office:value-type="float" office:value="1.17878649911454" calcext:value-type="float">
            <text:p>1.179</text:p>
          </table:table-cell>
          <table:table-cell table:style-name="ce3" table:formula="of:=[.D34]+(xfinal-xinit)*EXP(const*[.B35])*(1-EXP(-1*const))/(EXP(const*ntemp)-EXP(const))" office:value-type="float" office:value="1.38979455397109" calcext:value-type="float">
            <text:p>1.39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3" table:formula="of:=[.C35]+(xfinal-xinit)*LOG([.B36])/LOG(FACT(ntemp))" office:value-type="float" office:value="1.22981377257784" calcext:value-type="float">
            <text:p>1.230</text:p>
          </table:table-cell>
          <table:table-cell table:style-name="ce3" table:formula="of:=[.D35]+(xfinal-xinit)*EXP(const*[.B36])*(1-EXP(-1*const))/(EXP(const*ntemp)-EXP(const))" office:value-type="float" office:value="1.43571293507051" calcext:value-type="float">
            <text:p>1.4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" table:formula="of:=[.C36]+(xfinal-xinit)*LOG([.B37])/LOG(FACT(ntemp))" office:value-type="float" office:value="1.28135478283041" calcext:value-type="float">
            <text:p>1.281</text:p>
          </table:table-cell>
          <table:table-cell table:style-name="ce3" table:formula="of:=[.D36]+(xfinal-xinit)*EXP(const*[.B37])*(1-EXP(-1*const))/(EXP(const*ntemp)-EXP(const))" office:value-type="float" office:value="1.48163132076176" calcext:value-type="float">
            <text:p>1.48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3" table:formula="of:=[.C37]+(xfinal-xinit)*LOG([.B38])/LOG(FACT(ntemp))" office:value-type="float" office:value="1.33339268297341" calcext:value-type="float">
            <text:p>1.333</text:p>
          </table:table-cell>
          <table:table-cell table:style-name="ce3" table:formula="of:=[.D37]+(xfinal-xinit)*EXP(const*[.B38])*(1-EXP(-1*const))/(EXP(const*ntemp)-EXP(const))" office:value-type="float" office:value="1.52754971104486" calcext:value-type="float">
            <text:p>1.5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3" table:formula="of:=[.C38]+(xfinal-xinit)*LOG([.B39])/LOG(FACT(ntemp))" office:value-type="float" office:value="1.38591169603098" calcext:value-type="float">
            <text:p>1.386</text:p>
          </table:table-cell>
          <table:table-cell table:style-name="ce3" table:formula="of:=[.D38]+(xfinal-xinit)*EXP(const*[.B39])*(1-EXP(-1*const))/(EXP(const*ntemp)-EXP(const))" office:value-type="float" office:value="1.57346810591979" calcext:value-type="float">
            <text:p>1.57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3" table:formula="of:=[.C39]+(xfinal-xinit)*LOG([.B40])/LOG(FACT(ntemp))" office:value-type="float" office:value="1.43889701615541" calcext:value-type="float">
            <text:p>1.439</text:p>
          </table:table-cell>
          <table:table-cell table:style-name="ce3" table:formula="of:=[.D39]+(xfinal-xinit)*EXP(const*[.B40])*(1-EXP(-1*const))/(EXP(const*ntemp)-EXP(const))" office:value-type="float" office:value="1.61938650538657" calcext:value-type="float">
            <text:p>1.6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3" table:formula="of:=[.C40]+(xfinal-xinit)*LOG([.B41])/LOG(FACT(ntemp))" office:value-type="float" office:value="1.49233472163332" calcext:value-type="float">
            <text:p>1.492</text:p>
          </table:table-cell>
          <table:table-cell table:style-name="ce3" table:formula="of:=[.D40]+(xfinal-xinit)*EXP(const*[.B41])*(1-EXP(-1*const))/(EXP(const*ntemp)-EXP(const))" office:value-type="float" office:value="1.66530490944518" calcext:value-type="float">
            <text:p>1.66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3" table:formula="of:=[.C41]+(xfinal-xinit)*LOG([.B42])/LOG(FACT(ntemp))" office:value-type="float" office:value="1.5462116979819" calcext:value-type="float">
            <text:p>1.546</text:p>
          </table:table-cell>
          <table:table-cell table:style-name="ce3" table:formula="of:=[.D41]+(xfinal-xinit)*EXP(const*[.B42])*(1-EXP(-1*const))/(EXP(const*ntemp)-EXP(const))" office:value-type="float" office:value="1.71122331809564" calcext:value-type="float">
            <text:p>1.7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3" table:formula="of:=[.C42]+(xfinal-xinit)*LOG([.B43])/LOG(FACT(ntemp))" office:value-type="float" office:value="1.60051556971338" calcext:value-type="float">
            <text:p>1.601</text:p>
          </table:table-cell>
          <table:table-cell table:style-name="ce3" table:formula="of:=[.D42]+(xfinal-xinit)*EXP(const*[.B43])*(1-EXP(-1*const))/(EXP(const*ntemp)-EXP(const))" office:value-type="float" office:value="1.75714173133794" calcext:value-type="float">
            <text:p>1.75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3" table:formula="of:=[.C43]+(xfinal-xinit)*LOG([.B44])/LOG(FACT(ntemp))" office:value-type="float" office:value="1.65523463957984" calcext:value-type="float">
            <text:p>1.655</text:p>
          </table:table-cell>
          <table:table-cell table:style-name="ce3" table:formula="of:=[.D43]+(xfinal-xinit)*EXP(const*[.B44])*(1-EXP(-1*const))/(EXP(const*ntemp)-EXP(const))" office:value-type="float" office:value="1.80306014917207" calcext:value-type="float">
            <text:p>1.8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3" table:formula="of:=[.C44]+(xfinal-xinit)*LOG([.B45])/LOG(FACT(ntemp))" office:value-type="float" office:value="1.71035783430059" calcext:value-type="float">
            <text:p>1.710</text:p>
          </table:table-cell>
          <table:table-cell table:style-name="ce3" table:formula="of:=[.D44]+(xfinal-xinit)*EXP(const*[.B45])*(1-EXP(-1*const))/(EXP(const*ntemp)-EXP(const))" office:value-type="float" office:value="1.84897857159805" calcext:value-type="float">
            <text:p>1.8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3" table:formula="of:=[.C45]+(xfinal-xinit)*LOG([.B46])/LOG(FACT(ntemp))" office:value-type="float" office:value="1.76587465592998" calcext:value-type="float">
            <text:p>1.766</text:p>
          </table:table-cell>
          <table:table-cell table:style-name="ce3" table:formula="of:=[.D45]+(xfinal-xinit)*EXP(const*[.B46])*(1-EXP(-1*const))/(EXP(const*ntemp)-EXP(const))" office:value-type="float" office:value="1.89489699861588" calcext:value-type="float">
            <text:p>1.89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" table:formula="of:=[.C46]+(xfinal-xinit)*LOG([.B47])/LOG(FACT(ntemp))" office:value-type="float" office:value="1.82177513815135" calcext:value-type="float">
            <text:p>1.822</text:p>
          </table:table-cell>
          <table:table-cell table:style-name="ce3" table:formula="of:=[.D46]+(xfinal-xinit)*EXP(const*[.B47])*(1-EXP(-1*const))/(EXP(const*ntemp)-EXP(const))" office:value-type="float" office:value="1.94081543022554" calcext:value-type="float">
            <text:p>1.94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style-name="ce3" table:formula="of:=[.C47]+(xfinal-xinit)*LOG([.B48])/LOG(FACT(ntemp))" office:value-type="float" office:value="1.87804980688878" calcext:value-type="float">
            <text:p>1.878</text:p>
          </table:table-cell>
          <table:table-cell table:style-name="ce3" table:formula="of:=[.D47]+(xfinal-xinit)*EXP(const*[.B48])*(1-EXP(-1*const))/(EXP(const*ntemp)-EXP(const))" office:value-type="float" office:value="1.98673386642705" calcext:value-type="float">
            <text:p>1.98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3" table:formula="of:=[.C48]+(xfinal-xinit)*LOG([.B49])/LOG(FACT(ntemp))" office:value-type="float" office:value="1.93468964471628" calcext:value-type="float">
            <text:p>1.935</text:p>
          </table:table-cell>
          <table:table-cell table:style-name="ce3" table:formula="of:=[.D48]+(xfinal-xinit)*EXP(const*[.B49])*(1-EXP(-1*const))/(EXP(const*ntemp)-EXP(const))" office:value-type="float" office:value="2.0326523072204" calcext:value-type="float">
            <text:p>2.03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style-name="ce3" table:formula="of:=[.C49]+(xfinal-xinit)*LOG([.B50])/LOG(FACT(ntemp))" office:value-type="float" office:value="1.99168605861749" calcext:value-type="float">
            <text:p>1.992</text:p>
          </table:table-cell>
          <table:table-cell table:style-name="ce3" table:formula="of:=[.D49]+(xfinal-xinit)*EXP(const*[.B50])*(1-EXP(-1*const))/(EXP(const*ntemp)-EXP(const))" office:value-type="float" office:value="2.0785707526056" calcext:value-type="float">
            <text:p>2.07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style-name="ce3" table:formula="of:=[.C50]+(xfinal-xinit)*LOG([.B51])/LOG(FACT(ntemp))" office:value-type="float" office:value="2.04903085071072" calcext:value-type="float">
            <text:p>2.049</text:p>
          </table:table-cell>
          <table:table-cell table:style-name="ce3" table:formula="of:=[.D50]+(xfinal-xinit)*EXP(const*[.B51])*(1-EXP(-1*const))/(EXP(const*ntemp)-EXP(const))" office:value-type="float" office:value="2.12448920258264" calcext:value-type="float">
            <text:p>2.1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3" table:formula="of:=[.C51]+(xfinal-xinit)*LOG([.B52])/LOG(FACT(ntemp))" office:value-type="float" office:value="2.106716191606" calcext:value-type="float">
            <text:p>2.107</text:p>
          </table:table-cell>
          <table:table-cell table:style-name="ce3" table:formula="of:=[.D51]+(xfinal-xinit)*EXP(const*[.B52])*(1-EXP(-1*const))/(EXP(const*ntemp)-EXP(const))" office:value-type="float" office:value="2.17040765715153" calcext:value-type="float">
            <text:p>2.17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style-name="ce3" table:formula="of:=[.C52]+(xfinal-xinit)*LOG([.B53])/LOG(FACT(ntemp))" office:value-type="float" office:value="2.16473459610489" calcext:value-type="float">
            <text:p>2.165</text:p>
          </table:table-cell>
          <table:table-cell table:style-name="ce3" table:formula="of:=[.D52]+(xfinal-xinit)*EXP(const*[.B53])*(1-EXP(-1*const))/(EXP(const*ntemp)-EXP(const))" office:value-type="float" office:value="2.21632611631226" calcext:value-type="float">
            <text:p>2.2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style-name="ce3" table:formula="of:=[.C53]+(xfinal-xinit)*LOG([.B54])/LOG(FACT(ntemp))" office:value-type="float" office:value="2.22307890099103" calcext:value-type="float">
            <text:p>2.223</text:p>
          </table:table-cell>
          <table:table-cell table:style-name="ce3" table:formula="of:=[.D53]+(xfinal-xinit)*EXP(const*[.B54])*(1-EXP(-1*const))/(EXP(const*ntemp)-EXP(const))" office:value-type="float" office:value="2.26224458006484" calcext:value-type="float">
            <text:p>2.26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style-name="ce3" table:formula="of:=[.C54]+(xfinal-xinit)*LOG([.B55])/LOG(FACT(ntemp))" office:value-type="float" office:value="2.28174224469132" calcext:value-type="float">
            <text:p>2.282</text:p>
          </table:table-cell>
          <table:table-cell table:style-name="ce3" table:formula="of:=[.D54]+(xfinal-xinit)*EXP(const*[.B55])*(1-EXP(-1*const))/(EXP(const*ntemp)-EXP(const))" office:value-type="float" office:value="2.30816304840927" calcext:value-type="float">
            <text:p>2.3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style-name="ce3" table:formula="of:=[.C55]+(xfinal-xinit)*LOG([.B56])/LOG(FACT(ntemp))" office:value-type="float" office:value="2.34071804861483" calcext:value-type="float">
            <text:p>2.341</text:p>
          </table:table-cell>
          <table:table-cell table:style-name="ce3" table:formula="of:=[.D55]+(xfinal-xinit)*EXP(const*[.B56])*(1-EXP(-1*const))/(EXP(const*ntemp)-EXP(const))" office:value-type="float" office:value="2.35408152134554" calcext:value-type="float">
            <text:p>2.35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" table:formula="of:=[.C56]+(xfinal-xinit)*LOG([.B57])/LOG(FACT(ntemp))" office:value-type="float" office:value="2.4" calcext:value-type="float">
            <text:p>2.400</text:p>
          </table:table-cell>
          <table:table-cell table:style-name="ce3" table:formula="of:=[.D56]+(xfinal-xinit)*EXP(const*[.B57])*(1-EXP(-1*const))/(EXP(const*ntemp)-EXP(const))" office:value-type="float" office:value="2.39999999887366" calcext:value-type="float">
            <text:p>2.400</text:p>
          </table:table-cell>
          <table:table-cell table:number-columns-repeated="1020"/>
        </table:table-row>
        <table:table-row table:style-name="ro1" table:number-rows-repeated="183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58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10482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7.4059in" svg:height="3.6665in" svg:x="6.1807in" svg:y="1.215in">
            <draw:object draw:notify-on-update-of-ranges="Sheet2.B8:Sheet2.B57 Sheet2.C8:Sheet2.C57 Sheet2.D8:Sheet2.D5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xfinal</text:p>
          </table:table-cell>
          <table:table-cell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it</text:p>
          </table:table-cell>
          <table:table-cell office:value-type="float" office:value="0.15" calcext:value-type="float">
            <text:p>0.1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temp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T = alog(b*i)</text:p>
          </table:table-cell>
          <table:table-cell table:style-name="ce2" office:value-type="string" calcext:value-type="string">
            <text:p>T = ae^(b*i)</text:p>
          </table:table-cell>
          <table:table-cell table:style-name="ce2" office:value-type="string" calcext:value-type="string">
            <text:p>T = a*i^3 + b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table:formula="of:=(xfinal2-xinit2)*LN([.B8]*ntemp2^(xinit2/(xfinal2-xinit2)))/LN(ntemp2)" office:value-type="float" office:value="0.15" calcext:value-type="float">
            <text:p>0.150</text:p>
          </table:table-cell>
          <table:table-cell table:style-name="ce3" table:formula="of:=xinit2*(xinit2/xfinal2)^(1/(ntemp2-1))*EXP([.B8]/(ntemp2-1)*LN(xfinal2/xinit2))" office:value-type="float" office:value="0.15" calcext:value-type="float">
            <text:p>0.1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table:formula="of:=(xfinal2-xinit2)*LN([.B9]*ntemp2^(xinit2/(xfinal2-xinit2)))/LN(ntemp2)" office:value-type="float" office:value="0.214601483711009" calcext:value-type="float">
            <text:p>0.215</text:p>
          </table:table-cell>
          <table:table-cell table:style-name="ce3" table:formula="of:=xinit2*(xinit2/xfinal2)^(1/(ntemp2-1))*EXP([.B9]/(ntemp2-1)*LN(xfinal2/xinit2))" office:value-type="float" office:value="0.178381067250408" calcext:value-type="float">
            <text:p>0.17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table:formula="of:=(xfinal2-xinit2)*LN([.B10]*ntemp2^(xinit2/(xfinal2-xinit2)))/LN(ntemp2)" office:value-type="float" office:value="0.252390929172898" calcext:value-type="float">
            <text:p>0.252</text:p>
          </table:table-cell>
          <table:table-cell table:style-name="ce3" table:formula="of:=xinit2*(xinit2/xfinal2)^(1/(ntemp2-1))*EXP([.B10]/(ntemp2-1)*LN(xfinal2/xinit2))" office:value-type="float" office:value="0.212132034355964" calcext:value-type="float">
            <text:p>0.2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table:formula="of:=(xfinal2-xinit2)*LN([.B11]*ntemp2^(xinit2/(xfinal2-xinit2)))/LN(ntemp2)" office:value-type="float" office:value="0.279202967422018" calcext:value-type="float">
            <text:p>0.279</text:p>
          </table:table-cell>
          <table:table-cell table:style-name="ce3" table:formula="of:=xinit2*(xinit2/xfinal2)^(1/(ntemp2-1))*EXP([.B11]/(ntemp2-1)*LN(xfinal2/xinit2))" office:value-type="float" office:value="0.252268924576114" calcext:value-type="float">
            <text:p>0.2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table:formula="of:=(xfinal2-xinit2)*LN([.B12]*ntemp2^(xinit2/(xfinal2-xinit2)))/LN(ntemp2)" office:value-type="float" office:value="0.3" calcext:value-type="float">
            <text:p>0.300</text:p>
          </table:table-cell>
          <table:table-cell table:style-name="ce3" table:formula="of:=xinit2*(xinit2/xfinal2)^(1/(ntemp2-1))*EXP([.B12]/(ntemp2-1)*LN(xfinal2/xinit2))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table:formula="of:=(xfinal2-xinit2)*LN([.B13]*ntemp2^(xinit2/(xfinal2-xinit2)))/LN(ntemp2)" office:value-type="float" office:value="0.316992412883907" calcext:value-type="float">
            <text:p>0.317</text:p>
          </table:table-cell>
          <table:table-cell table:style-name="ce3" table:formula="of:=xinit2*(xinit2/xfinal2)^(1/(ntemp2-1))*EXP([.B13]/(ntemp2-1)*LN(xfinal2/xinit2))" office:value-type="float" office:value="0.356762134500816" calcext:value-type="float">
            <text:p>0.35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table:formula="of:=(xfinal2-xinit2)*LN([.B14]*ntemp2^(xinit2/(xfinal2-xinit2)))/LN(ntemp2)" office:value-type="float" office:value="0.331359293268325" calcext:value-type="float">
            <text:p>0.331</text:p>
          </table:table-cell>
          <table:table-cell table:style-name="ce3" table:formula="of:=xinit2*(xinit2/xfinal2)^(1/(ntemp2-1))*EXP([.B14]/(ntemp2-1)*LN(xfinal2/xinit2))" office:value-type="float" office:value="0.424264068711928" calcext:value-type="float">
            <text:p>0.4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table:formula="of:=(xfinal2-xinit2)*LN([.B15]*ntemp2^(xinit2/(xfinal2-xinit2)))/LN(ntemp2)" office:value-type="float" office:value="0.343804451133027" calcext:value-type="float">
            <text:p>0.344</text:p>
          </table:table-cell>
          <table:table-cell table:style-name="ce3" table:formula="of:=xinit2*(xinit2/xfinal2)^(1/(ntemp2-1))*EXP([.B15]/(ntemp2-1)*LN(xfinal2/xinit2))" office:value-type="float" office:value="0.504537849152229" calcext:value-type="float">
            <text:p>0.5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table:formula="of:=(xfinal2-xinit2)*LN([.B16]*ntemp2^(xinit2/(xfinal2-xinit2)))/LN(ntemp2)" office:value-type="float" office:value="0.354781858345796" calcext:value-type="float">
            <text:p>0.355</text:p>
          </table:table-cell>
          <table:table-cell table:style-name="ce3" table:formula="of:=xinit2*(xinit2/xfinal2)^(1/(ntemp2-1))*EXP([.B16]/(ntemp2-1)*LN(xfinal2/xinit2))" office:value-type="float" office:value="0.6" calcext:value-type="float">
            <text:p>0.6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table:formula="of:=(xfinal2-xinit2)*LN([.B17]*ntemp2^(xinit2/(xfinal2-xinit2)))/LN(ntemp2)" office:value-type="float" office:value="0.364601483711009" calcext:value-type="float">
            <text:p>0.365</text:p>
          </table:table-cell>
          <table:table-cell table:style-name="ce3" table:formula="of:=xinit2*(xinit2/xfinal2)^(1/(ntemp2-1))*EXP([.B17]/(ntemp2-1)*LN(xfinal2/xinit2))" office:value-type="float" office:value="0.713524269001633" calcext:value-type="float">
            <text:p>0.7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" table:formula="of:=(xfinal2-xinit2)*LN([.B18]*ntemp2^(xinit2/(xfinal2-xinit2)))/LN(ntemp2)" office:value-type="float" office:value="0.373484415360747" calcext:value-type="float">
            <text:p>0.373</text:p>
          </table:table-cell>
          <table:table-cell table:style-name="ce3" table:formula="of:=xinit2*(xinit2/xfinal2)^(1/(ntemp2-1))*EXP([.B18]/(ntemp2-1)*LN(xfinal2/xinit2))" office:value-type="float" office:value="0.848528137423857" calcext:value-type="float">
            <text:p>0.8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3" table:formula="of:=(xfinal2-xinit2)*LN([.B19]*ntemp2^(xinit2/(xfinal2-xinit2)))/LN(ntemp2)" office:value-type="float" office:value="0.381593896594916" calcext:value-type="float">
            <text:p>0.382</text:p>
          </table:table-cell>
          <table:table-cell table:style-name="ce3" table:formula="of:=xinit2*(xinit2/xfinal2)^(1/(ntemp2-1))*EXP([.B19]/(ntemp2-1)*LN(xfinal2/xinit2))" office:value-type="float" office:value="1.00907569830446" calcext:value-type="float">
            <text:p>1.0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" table:formula="of:=(xfinal2-xinit2)*LN([.B20]*ntemp2^(xinit2/(xfinal2-xinit2)))/LN(ntemp2)" office:value-type="float" office:value="0.389053896175062" calcext:value-type="float">
            <text:p>0.389</text:p>
          </table:table-cell>
          <table:table-cell table:style-name="ce3" table:formula="of:=xinit2*(xinit2/xfinal2)^(1/(ntemp2-1))*EXP([.B20]/(ntemp2-1)*LN(xfinal2/xinit2))" office:value-type="float" office:value="1.2" calcext:value-type="float">
            <text:p>1.2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3" table:formula="of:=(xfinal2-xinit2)*LN([.B21]*ntemp2^(xinit2/(xfinal2-xinit2)))/LN(ntemp2)" office:value-type="float" office:value="0.395960776979334" calcext:value-type="float">
            <text:p>0.396</text:p>
          </table:table-cell>
          <table:table-cell table:style-name="ce3" table:formula="of:=xinit2*(xinit2/xfinal2)^(1/(ntemp2-1))*EXP([.B21]/(ntemp2-1)*LN(xfinal2/xinit2))" office:value-type="float" office:value="1.42704853800327" calcext:value-type="float">
            <text:p>1.4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" table:formula="of:=(xfinal2-xinit2)*LN([.B22]*ntemp2^(xinit2/(xfinal2-xinit2)))/LN(ntemp2)" office:value-type="float" office:value="0.402390929172898" calcext:value-type="float">
            <text:p>0.402</text:p>
          </table:table-cell>
          <table:table-cell table:style-name="ce3" table:formula="of:=xinit2*(xinit2/xfinal2)^(1/(ntemp2-1))*EXP([.B22]/(ntemp2-1)*LN(xfinal2/xinit2))" office:value-type="float" office:value="1.69705627484771" calcext:value-type="float">
            <text:p>1.69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" table:formula="of:=(xfinal2-xinit2)*LN([.B23]*ntemp2^(xinit2/(xfinal2-xinit2)))/LN(ntemp2)" office:value-type="float" office:value="0.408405934844036" calcext:value-type="float">
            <text:p>0.408</text:p>
          </table:table-cell>
          <table:table-cell table:style-name="ce3" table:formula="of:=xinit2*(xinit2/xfinal2)^(1/(ntemp2-1))*EXP([.B23]/(ntemp2-1)*LN(xfinal2/xinit2))" office:value-type="float" office:value="2.01815139660891" calcext:value-type="float">
            <text:p>2.0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3" table:formula="of:=(xfinal2-xinit2)*LN([.B24]*ntemp2^(xinit2/(xfinal2-xinit2)))/LN(ntemp2)" office:value-type="float" office:value="0.414056164158388" calcext:value-type="float">
            <text:p>0.414</text:p>
          </table:table-cell>
          <table:table-cell table:style-name="ce3" table:formula="of:=xinit2*(xinit2/xfinal2)^(1/(ntemp2-1))*EXP([.B24]/(ntemp2-1)*LN(xfinal2/xinit2))" office:value-type="float" office:value="2.4" calcext:value-type="float">
            <text:p>2.4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3" table:formula="of:=(xfinal2-xinit2)*LN([.B25]*ntemp2^(xinit2/(xfinal2-xinit2)))/LN(ntemp2)" office:value-type="float" office:value="0.419383342056805" calcext:value-type="float">
            <text:p>0.419</text:p>
          </table:table-cell>
          <table:table-cell table:style-name="ce3" table:formula="of:=xinit2*(xinit2/xfinal2)^(1/(ntemp2-1))*EXP([.B25]/(ntemp2-1)*LN(xfinal2/xinit2))" office:value-type="float" office:value="2.85409707600653" calcext:value-type="float">
            <text:p>2.85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3" table:formula="of:=(xfinal2-xinit2)*LN([.B26]*ntemp2^(xinit2/(xfinal2-xinit2)))/LN(ntemp2)" office:value-type="float" office:value="0.424422420065273" calcext:value-type="float">
            <text:p>0.424</text:p>
          </table:table-cell>
          <table:table-cell table:style-name="ce3" table:formula="of:=xinit2*(xinit2/xfinal2)^(1/(ntemp2-1))*EXP([.B26]/(ntemp2-1)*LN(xfinal2/xinit2))" office:value-type="float" office:value="3.39411254969543" calcext:value-type="float">
            <text:p>3.39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" table:formula="of:=(xfinal2-xinit2)*LN([.B27]*ntemp2^(xinit2/(xfinal2-xinit2)))/LN(ntemp2)" office:value-type="float" office:value="0.429202967422018" calcext:value-type="float">
            <text:p>0.429</text:p>
          </table:table-cell>
          <table:table-cell table:style-name="ce3" table:formula="of:=xinit2*(xinit2/xfinal2)^(1/(ntemp2-1))*EXP([.B27]/(ntemp2-1)*LN(xfinal2/xinit2))" office:value-type="float" office:value="4.03630279321783" calcext:value-type="float">
            <text:p>4.0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3" table:formula="of:=(xfinal2-xinit2)*LN([.B28]*ntemp2^(xinit2/(xfinal2-xinit2)))/LN(ntemp2)" office:value-type="float" office:value="0.433750222441223" calcext:value-type="float">
            <text:p>0.434</text:p>
          </table:table-cell>
          <table:table-cell table:style-name="ce3" table:formula="of:=xinit2*(xinit2/xfinal2)^(1/(ntemp2-1))*EXP([.B28]/(ntemp2-1)*LN(xfinal2/xinit2))" office:value-type="float" office:value="4.8" calcext:value-type="float">
            <text:p>4.8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3" table:formula="of:=(xfinal2-xinit2)*LN([.B29]*ntemp2^(xinit2/(xfinal2-xinit2)))/LN(ntemp2)" office:value-type="float" office:value="0.438085899071756" calcext:value-type="float">
            <text:p>0.438</text:p>
          </table:table-cell>
          <table:table-cell table:style-name="ce3" table:formula="of:=xinit2*(xinit2/xfinal2)^(1/(ntemp2-1))*EXP([.B29]/(ntemp2-1)*LN(xfinal2/xinit2))" office:value-type="float" office:value="5.70819415201306" calcext:value-type="float">
            <text:p>5.7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3" table:formula="of:=(xfinal2-xinit2)*LN([.B30]*ntemp2^(xinit2/(xfinal2-xinit2)))/LN(ntemp2)" office:value-type="float" office:value="0.442228814019957" calcext:value-type="float">
            <text:p>0.442</text:p>
          </table:table-cell>
          <table:table-cell table:style-name="ce3" table:formula="of:=xinit2*(xinit2/xfinal2)^(1/(ntemp2-1))*EXP([.B30]/(ntemp2-1)*LN(xfinal2/xinit2))" office:value-type="float" office:value="6.78822509939086" calcext:value-type="float">
            <text:p>6.7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3" table:formula="of:=(xfinal2-xinit2)*LN([.B31]*ntemp2^(xinit2/(xfinal2-xinit2)))/LN(ntemp2)" office:value-type="float" office:value="0.446195380305925" calcext:value-type="float">
            <text:p>0.446</text:p>
          </table:table-cell>
          <table:table-cell table:style-name="ce3" table:formula="of:=xinit2*(xinit2/xfinal2)^(1/(ntemp2-1))*EXP([.B31]/(ntemp2-1)*LN(xfinal2/xinit2))" office:value-type="float" office:value="8.07260558643566" calcext:value-type="float">
            <text:p>8.07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3" table:formula="of:=(xfinal2-xinit2)*LN([.B32]*ntemp2^(xinit2/(xfinal2-xinit2)))/LN(ntemp2)" office:value-type="float" office:value="0.45" calcext:value-type="float">
            <text:p>0.450</text:p>
          </table:table-cell>
          <table:table-cell table:style-name="ce3" table:formula="of:=xinit2*(xinit2/xfinal2)^(1/(ntemp2-1))*EXP([.B32]/(ntemp2-1)*LN(xfinal2/xinit2))" office:value-type="float" office:value="9.6" calcext:value-type="float">
            <text:p>9.6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3" table:formula="of:=(xfinal2-xinit2)*LN([.B33]*ntemp2^(xinit2/(xfinal2-xinit2)))/LN(ntemp2)" office:value-type="float" office:value="0.453655379886071" calcext:value-type="float">
            <text:p>0.454</text:p>
          </table:table-cell>
          <table:table-cell table:style-name="ce3" table:formula="of:=xinit2*(xinit2/xfinal2)^(1/(ntemp2-1))*EXP([.B33]/(ntemp2-1)*LN(xfinal2/xinit2))" office:value-type="float" office:value="11.4163883040261" calcext:value-type="float">
            <text:p>11.4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3" table:formula="of:=(xfinal2-xinit2)*LN([.B34]*ntemp2^(xinit2/(xfinal2-xinit2)))/LN(ntemp2)" office:value-type="float" office:value="0.457172787518693" calcext:value-type="float">
            <text:p>0.457</text:p>
          </table:table-cell>
          <table:table-cell table:style-name="ce3" table:formula="of:=xinit2*(xinit2/xfinal2)^(1/(ntemp2-1))*EXP([.B34]/(ntemp2-1)*LN(xfinal2/xinit2))" office:value-type="float" office:value="13.5764501987817" calcext:value-type="float">
            <text:p>13.5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3" table:formula="of:=(xfinal2-xinit2)*LN([.B35]*ntemp2^(xinit2/(xfinal2-xinit2)))/LN(ntemp2)" office:value-type="float" office:value="0.460562260690343" calcext:value-type="float">
            <text:p>0.461</text:p>
          </table:table-cell>
          <table:table-cell table:style-name="ce3" table:formula="of:=xinit2*(xinit2/xfinal2)^(1/(ntemp2-1))*EXP([.B35]/(ntemp2-1)*LN(xfinal2/xinit2))" office:value-type="float" office:value="16.1452111728713" calcext:value-type="float">
            <text:p>16.14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3" table:formula="of:=(xfinal2-xinit2)*LN([.B36]*ntemp2^(xinit2/(xfinal2-xinit2)))/LN(ntemp2)" office:value-type="float" office:value="0.463832780125125" calcext:value-type="float">
            <text:p>0.464</text:p>
          </table:table-cell>
          <table:table-cell table:style-name="ce3" table:formula="of:=xinit2*(xinit2/xfinal2)^(1/(ntemp2-1))*EXP([.B36]/(ntemp2-1)*LN(xfinal2/xinit2))" office:value-type="float" office:value="19.2" calcext:value-type="float">
            <text:p>19.2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" table:formula="of:=(xfinal2-xinit2)*LN([.B37]*ntemp2^(xinit2/(xfinal2-xinit2)))/LN(ntemp2)" office:value-type="float" office:value="0.466992412883907" calcext:value-type="float">
            <text:p>0.467</text:p>
          </table:table-cell>
          <table:table-cell table:style-name="ce3" table:formula="of:=xinit2*(xinit2/xfinal2)^(1/(ntemp2-1))*EXP([.B37]/(ntemp2-1)*LN(xfinal2/xinit2))" office:value-type="float" office:value="22.8327766080522" calcext:value-type="float">
            <text:p>22.83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3" table:formula="of:=(xfinal2-xinit2)*LN([.B38]*ntemp2^(xinit2/(xfinal2-xinit2)))/LN(ntemp2)" office:value-type="float" office:value="0.470048432246598" calcext:value-type="float">
            <text:p>0.470</text:p>
          </table:table-cell>
          <table:table-cell table:style-name="ce3" table:formula="of:=xinit2*(xinit2/xfinal2)^(1/(ntemp2-1))*EXP([.B38]/(ntemp2-1)*LN(xfinal2/xinit2))" office:value-type="float" office:value="27.1529003975634" calcext:value-type="float">
            <text:p>27.1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3" table:formula="of:=(xfinal2-xinit2)*LN([.B39]*ntemp2^(xinit2/(xfinal2-xinit2)))/LN(ntemp2)" office:value-type="float" office:value="0.473007418555045" calcext:value-type="float">
            <text:p>0.473</text:p>
          </table:table-cell>
          <table:table-cell table:style-name="ce3" table:formula="of:=xinit2*(xinit2/xfinal2)^(1/(ntemp2-1))*EXP([.B39]/(ntemp2-1)*LN(xfinal2/xinit2))" office:value-type="float" office:value="32.2904223457426" calcext:value-type="float">
            <text:p>32.29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3" table:formula="of:=(xfinal2-xinit2)*LN([.B40]*ntemp2^(xinit2/(xfinal2-xinit2)))/LN(ntemp2)" office:value-type="float" office:value="0.475875344533644" calcext:value-type="float">
            <text:p>0.476</text:p>
          </table:table-cell>
          <table:table-cell table:style-name="ce3" table:formula="of:=xinit2*(xinit2/xfinal2)^(1/(ntemp2-1))*EXP([.B40]/(ntemp2-1)*LN(xfinal2/xinit2))" office:value-type="float" office:value="38.4" calcext:value-type="float">
            <text:p>38.4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3" table:formula="of:=(xfinal2-xinit2)*LN([.B41]*ntemp2^(xinit2/(xfinal2-xinit2)))/LN(ntemp2)" office:value-type="float" office:value="0.478657647869397" calcext:value-type="float">
            <text:p>0.479</text:p>
          </table:table-cell>
          <table:table-cell table:style-name="ce3" table:formula="of:=xinit2*(xinit2/xfinal2)^(1/(ntemp2-1))*EXP([.B41]/(ntemp2-1)*LN(xfinal2/xinit2))" office:value-type="float" office:value="45.6655532161045" calcext:value-type="float">
            <text:p>45.66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3" table:formula="of:=(xfinal2-xinit2)*LN([.B42]*ntemp2^(xinit2/(xfinal2-xinit2)))/LN(ntemp2)" office:value-type="float" office:value="0.481359293268325" calcext:value-type="float">
            <text:p>0.481</text:p>
          </table:table-cell>
          <table:table-cell table:style-name="ce3" table:formula="of:=xinit2*(xinit2/xfinal2)^(1/(ntemp2-1))*EXP([.B42]/(ntemp2-1)*LN(xfinal2/xinit2))" office:value-type="float" office:value="54.3058007951268" calcext:value-type="float">
            <text:p>54.3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3" table:formula="of:=(xfinal2-xinit2)*LN([.B43]*ntemp2^(xinit2/(xfinal2-xinit2)))/LN(ntemp2)" office:value-type="float" office:value="0.483984825767814" calcext:value-type="float">
            <text:p>0.484</text:p>
          </table:table-cell>
          <table:table-cell table:style-name="ce3" table:formula="of:=xinit2*(xinit2/xfinal2)^(1/(ntemp2-1))*EXP([.B43]/(ntemp2-1)*LN(xfinal2/xinit2))" office:value-type="float" office:value="64.5808446914853" calcext:value-type="float">
            <text:p>64.58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3" table:formula="of:=(xfinal2-xinit2)*LN([.B44]*ntemp2^(xinit2/(xfinal2-xinit2)))/LN(ntemp2)" office:value-type="float" office:value="0.486538416742939" calcext:value-type="float">
            <text:p>0.487</text:p>
          </table:table-cell>
          <table:table-cell table:style-name="ce3" table:formula="of:=xinit2*(xinit2/xfinal2)^(1/(ntemp2-1))*EXP([.B44]/(ntemp2-1)*LN(xfinal2/xinit2))" office:value-type="float" office:value="76.7999999999999" calcext:value-type="float">
            <text:p>76.8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3" table:formula="of:=(xfinal2-xinit2)*LN([.B45]*ntemp2^(xinit2/(xfinal2-xinit2)))/LN(ntemp2)" office:value-type="float" office:value="0.489023903776282" calcext:value-type="float">
            <text:p>0.489</text:p>
          </table:table-cell>
          <table:table-cell table:style-name="ce3" table:formula="of:=xinit2*(xinit2/xfinal2)^(1/(ntemp2-1))*EXP([.B45]/(ntemp2-1)*LN(xfinal2/xinit2))" office:value-type="float" office:value="91.331106432209" calcext:value-type="float">
            <text:p>91.33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3" table:formula="of:=(xfinal2-xinit2)*LN([.B46]*ntemp2^(xinit2/(xfinal2-xinit2)))/LN(ntemp2)" office:value-type="float" office:value="0.49144482534796" calcext:value-type="float">
            <text:p>0.491</text:p>
          </table:table-cell>
          <table:table-cell table:style-name="ce3" table:formula="of:=xinit2*(xinit2/xfinal2)^(1/(ntemp2-1))*EXP([.B46]/(ntemp2-1)*LN(xfinal2/xinit2))" office:value-type="float" office:value="108.611601590254" calcext:value-type="float">
            <text:p>108.6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" table:formula="of:=(xfinal2-xinit2)*LN([.B47]*ntemp2^(xinit2/(xfinal2-xinit2)))/LN(ntemp2)" office:value-type="float" office:value="0.493804451133027" calcext:value-type="float">
            <text:p>0.494</text:p>
          </table:table-cell>
          <table:table-cell table:style-name="ce3" table:formula="of:=xinit2*(xinit2/xfinal2)^(1/(ntemp2-1))*EXP([.B47]/(ntemp2-1)*LN(xfinal2/xinit2))" office:value-type="float" office:value="129.161689382971" calcext:value-type="float">
            <text:p>129.16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style-name="ce3" table:formula="of:=(xfinal2-xinit2)*LN([.B48]*ntemp2^(xinit2/(xfinal2-xinit2)))/LN(ntemp2)" office:value-type="float" office:value="0.496105808557219" calcext:value-type="float">
            <text:p>0.496</text:p>
          </table:table-cell>
          <table:table-cell table:style-name="ce3" table:formula="of:=xinit2*(xinit2/xfinal2)^(1/(ntemp2-1))*EXP([.B48]/(ntemp2-1)*LN(xfinal2/xinit2))" office:value-type="float" office:value="153.6" calcext:value-type="float">
            <text:p>153.6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3" table:formula="of:=(xfinal2-xinit2)*LN([.B49]*ntemp2^(xinit2/(xfinal2-xinit2)))/LN(ntemp2)" office:value-type="float" office:value="0.498351706152232" calcext:value-type="float">
            <text:p>0.498</text:p>
          </table:table-cell>
          <table:table-cell table:style-name="ce3" table:formula="of:=xinit2*(xinit2/xfinal2)^(1/(ntemp2-1))*EXP([.B49]/(ntemp2-1)*LN(xfinal2/xinit2))" office:value-type="float" office:value="182.662212864418" calcext:value-type="float">
            <text:p>182.66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style-name="ce3" table:formula="of:=(xfinal2-xinit2)*LN([.B50]*ntemp2^(xinit2/(xfinal2-xinit2)))/LN(ntemp2)" office:value-type="float" office:value="0.50054475416251" calcext:value-type="float">
            <text:p>0.501</text:p>
          </table:table-cell>
          <table:table-cell table:style-name="ce3" table:formula="of:=xinit2*(xinit2/xfinal2)^(1/(ntemp2-1))*EXP([.B50]/(ntemp2-1)*LN(xfinal2/xinit2))" office:value-type="float" office:value="217.223203180507" calcext:value-type="float">
            <text:p>217.2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style-name="ce3" table:formula="of:=(xfinal2-xinit2)*LN([.B51]*ntemp2^(xinit2/(xfinal2-xinit2)))/LN(ntemp2)" office:value-type="float" office:value="0.502687382782765" calcext:value-type="float">
            <text:p>0.503</text:p>
          </table:table-cell>
          <table:table-cell table:style-name="ce3" table:formula="of:=xinit2*(xinit2/xfinal2)^(1/(ntemp2-1))*EXP([.B51]/(ntemp2-1)*LN(xfinal2/xinit2))" office:value-type="float" office:value="258.323378765941" calcext:value-type="float">
            <text:p>258.3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3" table:formula="of:=(xfinal2-xinit2)*LN([.B52]*ntemp2^(xinit2/(xfinal2-xinit2)))/LN(ntemp2)" office:value-type="float" office:value="0.504781858345796" calcext:value-type="float">
            <text:p>0.505</text:p>
          </table:table-cell>
          <table:table-cell table:style-name="ce3" table:formula="of:=xinit2*(xinit2/xfinal2)^(1/(ntemp2-1))*EXP([.B52]/(ntemp2-1)*LN(xfinal2/xinit2))" office:value-type="float" office:value="307.2" calcext:value-type="float">
            <text:p>307.2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style-name="ce3" table:formula="of:=(xfinal2-xinit2)*LN([.B53]*ntemp2^(xinit2/(xfinal2-xinit2)))/LN(ntemp2)" office:value-type="float" office:value="0.506830297730966" calcext:value-type="float">
            <text:p>0.507</text:p>
          </table:table-cell>
          <table:table-cell table:style-name="ce3" table:formula="of:=xinit2*(xinit2/xfinal2)^(1/(ntemp2-1))*EXP([.B53]/(ntemp2-1)*LN(xfinal2/xinit2))" office:value-type="float" office:value="365.324425728836" calcext:value-type="float">
            <text:p>365.3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style-name="ce3" table:formula="of:=(xfinal2-xinit2)*LN([.B54]*ntemp2^(xinit2/(xfinal2-xinit2)))/LN(ntemp2)" office:value-type="float" office:value="0.508834681223005" calcext:value-type="float">
            <text:p>0.509</text:p>
          </table:table-cell>
          <table:table-cell table:style-name="ce3" table:formula="of:=xinit2*(xinit2/xfinal2)^(1/(ntemp2-1))*EXP([.B54]/(ntemp2-1)*LN(xfinal2/xinit2))" office:value-type="float" office:value="434.446406361015" calcext:value-type="float">
            <text:p>434.44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style-name="ce3" table:formula="of:=(xfinal2-xinit2)*LN([.B55]*ntemp2^(xinit2/(xfinal2-xinit2)))/LN(ntemp2)" office:value-type="float" office:value="0.510796864016934" calcext:value-type="float">
            <text:p>0.511</text:p>
          </table:table-cell>
          <table:table-cell table:style-name="ce3" table:formula="of:=xinit2*(xinit2/xfinal2)^(1/(ntemp2-1))*EXP([.B55]/(ntemp2-1)*LN(xfinal2/xinit2))" office:value-type="float" office:value="516.646757531882" calcext:value-type="float">
            <text:p>516.6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style-name="ce3" table:formula="of:=(xfinal2-xinit2)*LN([.B56]*ntemp2^(xinit2/(xfinal2-xinit2)))/LN(ntemp2)" office:value-type="float" office:value="0.51271858653665" calcext:value-type="float">
            <text:p>0.513</text:p>
          </table:table-cell>
          <table:table-cell table:style-name="ce3" table:formula="of:=xinit2*(xinit2/xfinal2)^(1/(ntemp2-1))*EXP([.B56]/(ntemp2-1)*LN(xfinal2/xinit2))" office:value-type="float" office:value="614.4" calcext:value-type="float">
            <text:p>614.4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" table:formula="of:=(xfinal2-xinit2)*LN([.B57]*ntemp2^(xinit2/(xfinal2-xinit2)))/LN(ntemp2)" office:value-type="float" office:value="0.514601483711009" calcext:value-type="float">
            <text:p>0.515</text:p>
          </table:table-cell>
          <table:table-cell table:style-name="ce3" table:formula="of:=xinit2*(xinit2/xfinal2)^(1/(ntemp2-1))*EXP([.B57]/(ntemp2-1)*LN(xfinal2/xinit2))" office:value-type="float" office:value="730.648851457672" calcext:value-type="float">
            <text:p>730.649</text:p>
          </table:table-cell>
          <table:table-cell table:number-columns-repeated="1020"/>
        </table:table-row>
        <table:table-row table:style-name="ro1" table:number-rows-repeated="183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nst" table:base-cell-address="$'difference in temperature'.$F$2" table:cell-range-address="$'difference in temperature'.$D$5"/>
        <table:named-range table:name="constant" table:base-cell-address="$'difference in temperature'.$D$5" table:cell-range-address="$'difference in temperature'.$D$5"/>
        <table:named-range table:name="ntemp" table:base-cell-address="$'difference in temperature'.$C$4" table:cell-range-address="$'difference in temperature'.$D$4"/>
        <table:named-range table:name="ntemp2" table:base-cell-address="$Sheet2.$D$4" table:cell-range-address="$Sheet2.$D$4"/>
        <table:named-range table:name="xfinal" table:base-cell-address="$'difference in temperature'.$C$2" table:cell-range-address="$'difference in temperature'.$D$2"/>
        <table:named-range table:name="xfinal2" table:base-cell-address="$Sheet2.$D$2" table:cell-range-address="$Sheet2.$D$2"/>
        <table:named-range table:name="xinit" table:base-cell-address="$'difference in temperature'.$C$3" table:cell-range-address="$'difference in temperature'.$D$3"/>
        <table:named-range table:name="xinit2" table:base-cell-address="$Sheet2.$D$3" table:cell-range-address="$Sheet2.$D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/00/0000</text:date>, <text:time style:data-style-name="N2" text:time-value="08:02:20.965819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0:29:13.619383924</meta:creation-date>
    <meta:generator>LibreOffice/4.3.3.2$Linux_X86_64 LibreOffice_project/430m0$Build-2</meta:generator>
    <dc:date>2015-05-26T08:04:30.327867203</dc:date>
    <meta:editing-duration>PT5H26M13S</meta:editing-duration>
    <meta:editing-cycles>56</meta:editing-cycles>
    <meta:document-statistic meta:table-count="2" meta:cell-count="3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cm" svg:height="8.185cm" xlink:href=".." xlink:type="simple" chart:class="chart:bar" chart:style-name="ch1">
        <chart:plot-area chart:style-name="ch2" table:cell-range-address="'difference in temperature'.B8:'difference in temperature'.C57" chart:data-source-has-labels="row" svg:x="0.24cm" svg:y="0.163cm" svg:width="11.52cm" svg:height="7.859cm">
          <chartooo:coordinate-region svg:x="1.356cm" svg:y="0.366cm" svg:width="10.316cm" svg:height="6.5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difference in temperature'.C8:'difference in temperature'.C57" chart:label-cell-address="'difference in temperature'.B8:'difference in temperature'.B57" chart:class="chart:bar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 7 8 9 10 11 12 13 14 15 16 17 18 19 20 21 22 23 24 25 26 27 28 29 30 31 32 33 34 35 36 37 38 39 40 41 42 43 44 45 46 47 48 49 50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17</text:p>
                  </text:list-item>
                  <text:list-item>
                    <text:p>18</text:p>
                  </text:list-item>
                  <text:list-item>
                    <text:p>19</text:p>
                  </text:list-item>
                  <text:list-item>
                    <text:p>20</text:p>
                  </text:list-item>
                  <text:list-item>
                    <text:p>21</text:p>
                  </text:list-item>
                  <text:list-item>
                    <text:p>22</text:p>
                  </text:list-item>
                  <text:list-item>
                    <text:p>23</text:p>
                  </text:list-item>
                  <text:list-item>
                    <text:p>24</text:p>
                  </text:list-item>
                  <text:list-item>
                    <text:p>25</text:p>
                  </text:list-item>
                  <text:list-item>
                    <text:p>26</text:p>
                  </text:list-item>
                  <text:list-item>
                    <text:p>27</text:p>
                  </text:list-item>
                  <text:list-item>
                    <text:p>28</text:p>
                  </text:list-item>
                  <text:list-item>
                    <text:p>29</text:p>
                  </text:list-item>
                  <text:list-item>
                    <text:p>30</text:p>
                  </text:list-item>
                  <text:list-item>
                    <text:p>31</text:p>
                  </text:list-item>
                  <text:list-item>
                    <text:p>32</text:p>
                  </text:list-item>
                  <text:list-item>
                    <text:p>33</text:p>
                  </text:list-item>
                  <text:list-item>
                    <text:p>34</text:p>
                  </text:list-item>
                  <text:list-item>
                    <text:p>35</text:p>
                  </text:list-item>
                  <text:list-item>
                    <text:p>36</text:p>
                  </text:list-item>
                  <text:list-item>
                    <text:p>37</text:p>
                  </text:list-item>
                  <text:list-item>
                    <text:p>38</text:p>
                  </text:list-item>
                  <text:list-item>
                    <text:p>39</text:p>
                  </text:list-item>
                  <text:list-item>
                    <text:p>40</text:p>
                  </text:list-item>
                  <text:list-item>
                    <text:p>41</text:p>
                  </text:list-item>
                  <text:list-item>
                    <text:p>42</text:p>
                  </text:list-item>
                  <text:list-item>
                    <text:p>43</text:p>
                  </text:list-item>
                  <text:list-item>
                    <text:p>44</text:p>
                  </text:list-item>
                  <text:list-item>
                    <text:p>45</text:p>
                  </text:list-item>
                  <text:list-item>
                    <text:p>46</text:p>
                  </text:list-item>
                  <text:list-item>
                    <text:p>47</text:p>
                  </text:list-item>
                  <text:list-item>
                    <text:p>48</text:p>
                  </text:list-item>
                  <text:list-item>
                    <text:p>49</text:p>
                  </text:list-item>
                  <text:list-item>
                    <text:p>50</text:p>
                  </text:list-item>
                </text:list>
                <draw:g>
                  <svg:desc>'difference in temperature'.B8:'difference in temperature'.B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'difference in temperature'.C8:'difference in temperature'.C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0503802611515">
                <text:p>0.160503802611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7151935865742">
                <text:p>0.1771519358657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8159541088771">
                <text:p>0.198159541088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2548615475598">
                <text:p>0.2225486154755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970055134134">
                <text:p>0.249700551341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9188453303097">
                <text:p>0.2791884533030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069986113764">
                <text:p>0.310699861137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3996127646095">
                <text:p>0.343996127646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8889004644436">
                <text:p>0.378889004644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5226191514635">
                <text:p>0.4152261915146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2881929991891">
                <text:p>0.4528819299918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91750618367054">
                <text:p>0.491750618367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31742322940325">
                <text:p>0.531742322940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72779530581379">
                <text:p>0.5727795305813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14794741027437">
                <text:p>0.6147947410274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57728643893831">
                <text:p>0.657728643893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015287130138">
                <text:p>0.70152871301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46148105123033">
                <text:p>0.7461481051230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91544784732889">
                <text:p>0.7915447847328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37680819948873">
                <text:p>0.8376808199488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84521809430586">
                <text:p>0.8845218094305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32036411317966">
                <text:p>0.9320364113179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80195952406737">
                <text:p>0.9801959524067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2897410118039">
                <text:p>1.028974101180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7834659216707">
                <text:p>1.078346592167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2829099192975">
                <text:p>1.128290991929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7878649911454">
                <text:p>1.178786499114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2981377257784">
                <text:p>1.229813772577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8135478283041">
                <text:p>1.281354782830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3339268297341">
                <text:p>1.333392682973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8591169603098">
                <text:p>1.385911696030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3889701615541">
                <text:p>1.438897016155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49233472163332">
                <text:p>1.492334721633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462116979819">
                <text:p>1.54621169798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0051556971338">
                <text:p>1.600515569713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5523463957984">
                <text:p>1.655234639579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1035783430059">
                <text:p>1.710357834300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76587465592998">
                <text:p>1.765874655929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2177513815135">
                <text:p>1.821775138151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7804980688878">
                <text:p>1.878049806888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3468964471628">
                <text:p>1.934689644716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9168605861749">
                <text:p>1.991686058617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4903085071072">
                <text:p>2.049030850710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06716191606">
                <text:p>2.1067161916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16473459610489">
                <text:p>2.164734596104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2307890099103">
                <text:p>2.223078900991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28174224469132">
                <text:p>2.281742244691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34071804861483">
                <text:p>2.340718048614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">
                <text:p>2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812cm" svg:height="9.314cm" xlink:href=".." xlink:type="simple" chart:class="chart:line" chart:style-name="ch1">
        <chart:plot-area chart:style-name="ch2" table:cell-range-address="Sheet2.B8:Sheet2.D57" chart:data-source-has-labels="row" svg:x="0.376cm" svg:y="0.186cm" svg:width="18.06cm" svg:height="8.942cm">
          <chartooo:coordinate-region svg:x="1.87cm" svg:y="0.389cm" svg:width="16.375cm" svg:height="7.67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C8:Sheet2.C57" chart:label-cell-address="Sheet2.B8:Sheet2.B57" chart:class="chart:line">
            <chart:data-point chart:repeated="50"/>
          </chart:series>
          <chart:series chart:style-name="ch7" chart:values-cell-range-address="Sheet2.D8:Sheet2.D57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 7 8 9 10 11 12 13 14 15 16 17 18 19 20 21 22 23 24 25 26 27 28 29 30 31 32 33 34 35 36 37 38 39 40 41 42 43 44 45 46 47 48 49 50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17</text:p>
                  </text:list-item>
                  <text:list-item>
                    <text:p>18</text:p>
                  </text:list-item>
                  <text:list-item>
                    <text:p>19</text:p>
                  </text:list-item>
                  <text:list-item>
                    <text:p>20</text:p>
                  </text:list-item>
                  <text:list-item>
                    <text:p>21</text:p>
                  </text:list-item>
                  <text:list-item>
                    <text:p>22</text:p>
                  </text:list-item>
                  <text:list-item>
                    <text:p>23</text:p>
                  </text:list-item>
                  <text:list-item>
                    <text:p>24</text:p>
                  </text:list-item>
                  <text:list-item>
                    <text:p>25</text:p>
                  </text:list-item>
                  <text:list-item>
                    <text:p>26</text:p>
                  </text:list-item>
                  <text:list-item>
                    <text:p>27</text:p>
                  </text:list-item>
                  <text:list-item>
                    <text:p>28</text:p>
                  </text:list-item>
                  <text:list-item>
                    <text:p>29</text:p>
                  </text:list-item>
                  <text:list-item>
                    <text:p>30</text:p>
                  </text:list-item>
                  <text:list-item>
                    <text:p>31</text:p>
                  </text:list-item>
                  <text:list-item>
                    <text:p>32</text:p>
                  </text:list-item>
                  <text:list-item>
                    <text:p>33</text:p>
                  </text:list-item>
                  <text:list-item>
                    <text:p>34</text:p>
                  </text:list-item>
                  <text:list-item>
                    <text:p>35</text:p>
                  </text:list-item>
                  <text:list-item>
                    <text:p>36</text:p>
                  </text:list-item>
                  <text:list-item>
                    <text:p>37</text:p>
                  </text:list-item>
                  <text:list-item>
                    <text:p>38</text:p>
                  </text:list-item>
                  <text:list-item>
                    <text:p>39</text:p>
                  </text:list-item>
                  <text:list-item>
                    <text:p>40</text:p>
                  </text:list-item>
                  <text:list-item>
                    <text:p>41</text:p>
                  </text:list-item>
                  <text:list-item>
                    <text:p>42</text:p>
                  </text:list-item>
                  <text:list-item>
                    <text:p>43</text:p>
                  </text:list-item>
                  <text:list-item>
                    <text:p>44</text:p>
                  </text:list-item>
                  <text:list-item>
                    <text:p>45</text:p>
                  </text:list-item>
                  <text:list-item>
                    <text:p>46</text:p>
                  </text:list-item>
                  <text:list-item>
                    <text:p>47</text:p>
                  </text:list-item>
                  <text:list-item>
                    <text:p>48</text:p>
                  </text:list-item>
                  <text:list-item>
                    <text:p>49</text:p>
                  </text:list-item>
                  <text:list-item>
                    <text:p>50</text:p>
                  </text:list-item>
                </text:list>
                <draw:g>
                  <svg:desc>Sheet2.B8:Sheet2.B57</svg:desc>
                </draw:g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Sheet2.C8:Sheet2.C57</svg:desc>
                </draw:g>
              </table:table-cell>
              <table:table-cell office:value-type="float" office:value="0.15">
                <text:p>0.15</text:p>
                <draw:g>
                  <svg:desc>Sheet2.D8:Sheet2.D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4601483711009">
                <text:p>0.214601483711009</text:p>
              </table:table-cell>
              <table:table-cell office:value-type="float" office:value="0.178381067250408">
                <text:p>0.1783810672504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2390929172898">
                <text:p>0.252390929172898</text:p>
              </table:table-cell>
              <table:table-cell office:value-type="float" office:value="0.212132034355964">
                <text:p>0.212132034355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9202967422018">
                <text:p>0.279202967422018</text:p>
              </table:table-cell>
              <table:table-cell office:value-type="float" office:value="0.252268924576114">
                <text:p>0.252268924576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6992412883907">
                <text:p>0.316992412883907</text:p>
              </table:table-cell>
              <table:table-cell office:value-type="float" office:value="0.356762134500816">
                <text:p>0.3567621345008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1359293268325">
                <text:p>0.331359293268325</text:p>
              </table:table-cell>
              <table:table-cell office:value-type="float" office:value="0.424264068711928">
                <text:p>0.4242640687119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3804451133027">
                <text:p>0.343804451133027</text:p>
              </table:table-cell>
              <table:table-cell office:value-type="float" office:value="0.504537849152229">
                <text:p>0.5045378491522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4781858345796">
                <text:p>0.35478185834579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4601483711009">
                <text:p>0.364601483711009</text:p>
              </table:table-cell>
              <table:table-cell office:value-type="float" office:value="0.713524269001633">
                <text:p>0.7135242690016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3484415360747">
                <text:p>0.373484415360747</text:p>
              </table:table-cell>
              <table:table-cell office:value-type="float" office:value="0.848528137423857">
                <text:p>0.8485281374238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81593896594916">
                <text:p>0.381593896594916</text:p>
              </table:table-cell>
              <table:table-cell office:value-type="float" office:value="1.00907569830446">
                <text:p>1.009075698304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9053896175062">
                <text:p>0.38905389617506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95960776979334">
                <text:p>0.395960776979334</text:p>
              </table:table-cell>
              <table:table-cell office:value-type="float" office:value="1.42704853800327">
                <text:p>1.427048538003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02390929172898">
                <text:p>0.402390929172898</text:p>
              </table:table-cell>
              <table:table-cell office:value-type="float" office:value="1.69705627484771">
                <text:p>1.697056274847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08405934844036">
                <text:p>0.408405934844036</text:p>
              </table:table-cell>
              <table:table-cell office:value-type="float" office:value="2.01815139660891">
                <text:p>2.01815139660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14056164158388">
                <text:p>0.41405616415838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9383342056805">
                <text:p>0.419383342056805</text:p>
              </table:table-cell>
              <table:table-cell office:value-type="float" office:value="2.85409707600653">
                <text:p>2.854097076006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4422420065273">
                <text:p>0.424422420065273</text:p>
              </table:table-cell>
              <table:table-cell office:value-type="float" office:value="3.39411254969543">
                <text:p>3.394112549695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29202967422018">
                <text:p>0.429202967422018</text:p>
              </table:table-cell>
              <table:table-cell office:value-type="float" office:value="4.03630279321783">
                <text:p>4.036302793217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33750222441223">
                <text:p>0.43375022244122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38085899071756">
                <text:p>0.438085899071756</text:p>
              </table:table-cell>
              <table:table-cell office:value-type="float" office:value="5.70819415201306">
                <text:p>5.70819415201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2228814019957">
                <text:p>0.442228814019957</text:p>
              </table:table-cell>
              <table:table-cell office:value-type="float" office:value="6.78822509939086">
                <text:p>6.788225099390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46195380305925">
                <text:p>0.446195380305925</text:p>
              </table:table-cell>
              <table:table-cell office:value-type="float" office:value="8.07260558643566">
                <text:p>8.072605586435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5">
                <text:p>0.4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53655379886071">
                <text:p>0.453655379886071</text:p>
              </table:table-cell>
              <table:table-cell office:value-type="float" office:value="11.4163883040261">
                <text:p>11.41638830402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57172787518693">
                <text:p>0.457172787518693</text:p>
              </table:table-cell>
              <table:table-cell office:value-type="float" office:value="13.5764501987817">
                <text:p>13.57645019878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60562260690343">
                <text:p>0.460562260690343</text:p>
              </table:table-cell>
              <table:table-cell office:value-type="float" office:value="16.1452111728713">
                <text:p>16.14521117287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63832780125125">
                <text:p>0.463832780125125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66992412883907">
                <text:p>0.466992412883907</text:p>
              </table:table-cell>
              <table:table-cell office:value-type="float" office:value="22.8327766080522">
                <text:p>22.83277660805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70048432246598">
                <text:p>0.470048432246598</text:p>
              </table:table-cell>
              <table:table-cell office:value-type="float" office:value="27.1529003975634">
                <text:p>27.15290039756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73007418555045">
                <text:p>0.473007418555045</text:p>
              </table:table-cell>
              <table:table-cell office:value-type="float" office:value="32.2904223457426">
                <text:p>32.29042234574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75875344533644">
                <text:p>0.475875344533644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78657647869397">
                <text:p>0.478657647869397</text:p>
              </table:table-cell>
              <table:table-cell office:value-type="float" office:value="45.6655532161045">
                <text:p>45.66555321610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81359293268325">
                <text:p>0.481359293268325</text:p>
              </table:table-cell>
              <table:table-cell office:value-type="float" office:value="54.3058007951268">
                <text:p>54.30580079512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83984825767814">
                <text:p>0.483984825767814</text:p>
              </table:table-cell>
              <table:table-cell office:value-type="float" office:value="64.5808446914853">
                <text:p>64.58084469148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86538416742939">
                <text:p>0.486538416742939</text:p>
              </table:table-cell>
              <table:table-cell office:value-type="float" office:value="76.7999999999999">
                <text:p>76.7999999999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89023903776282">
                <text:p>0.489023903776282</text:p>
              </table:table-cell>
              <table:table-cell office:value-type="float" office:value="91.331106432209">
                <text:p>91.3311064322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9144482534796">
                <text:p>0.49144482534796</text:p>
              </table:table-cell>
              <table:table-cell office:value-type="float" office:value="108.611601590254">
                <text:p>108.6116015902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93804451133027">
                <text:p>0.493804451133027</text:p>
              </table:table-cell>
              <table:table-cell office:value-type="float" office:value="129.161689382971">
                <text:p>129.1616893829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96105808557219">
                <text:p>0.496105808557219</text:p>
              </table:table-cell>
              <table:table-cell office:value-type="float" office:value="153.6">
                <text:p>153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98351706152232">
                <text:p>0.498351706152232</text:p>
              </table:table-cell>
              <table:table-cell office:value-type="float" office:value="182.662212864418">
                <text:p>182.6622128644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0054475416251">
                <text:p>0.50054475416251</text:p>
              </table:table-cell>
              <table:table-cell office:value-type="float" office:value="217.223203180507">
                <text:p>217.2232031805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2687382782765">
                <text:p>0.502687382782765</text:p>
              </table:table-cell>
              <table:table-cell office:value-type="float" office:value="258.323378765941">
                <text:p>258.3233787659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04781858345796">
                <text:p>0.504781858345796</text:p>
              </table:table-cell>
              <table:table-cell office:value-type="float" office:value="307.2">
                <text:p>307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06830297730966">
                <text:p>0.506830297730966</text:p>
              </table:table-cell>
              <table:table-cell office:value-type="float" office:value="365.324425728836">
                <text:p>365.3244257288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08834681223005">
                <text:p>0.508834681223005</text:p>
              </table:table-cell>
              <table:table-cell office:value-type="float" office:value="434.446406361015">
                <text:p>434.4464063610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10796864016934">
                <text:p>0.510796864016934</text:p>
              </table:table-cell>
              <table:table-cell office:value-type="float" office:value="516.646757531882">
                <text:p>516.6467575318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1271858653665">
                <text:p>0.51271858653665</text:p>
              </table:table-cell>
              <table:table-cell office:value-type="float" office:value="614.4">
                <text:p>614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14601483711009">
                <text:p>0.514601483711009</text:p>
              </table:table-cell>
              <table:table-cell office:value-type="float" office:value="730.648851457672">
                <text:p>730.6488514576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